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47.31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initial shoot growth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initial shoot growth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initial shoot growth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 AND 'has part' SOME 'unfolding true leaf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dormant reproductive bud</text:p>
          </table:table-cell>
          <table:table-cell table:style-name="ce8" office:value-type="string" calcext:value-type="string">
            <text:p>PO:'reproduc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30]; &quot;} that is participating in a &quot;; [.E30]; &quot;.&quot;)" office:value-type="string" office:string-value="A {PO:'reproductive bud'} that is participating in a {GO:'bud dormancy process'}." calcext:value-type="string">
            <text:p>A {PO:'reproductive bud'} that is participating in a {GO:'bud dormancy process'}.</text:p>
          </table:table-cell>
          <table:table-cell table:style-name="ce13" table:formula="of:=CONCATENATE([.D30]; &quot; THAT 'participates in' SOME (&quot;; CHAR(10); &quot;    &quot;; SUBSTITUTE(SUBSTITUTE(SUBSTITUTE([.E30]; &quot;{&quot;; &quot;&quot;); &quot;}&quot;; &quot;&quot;); &quot; or &quot;; &quot; OR &quot;); CHAR(10); &quot;)&quot;)" office:value-type="string" office:string-value="PO:'reproductive bud' THAT 'participates in' SOME (&#10;    GO:'bud dormancy process'&#10;)" calcext:value-type="string">
            <text:p>PO:'reproduc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non-dormant reproductive bud</text:p>
          </table:table-cell>
          <table:table-cell table:style-name="ce8" office:value-type="string" calcext:value-type="string">
            <text:p>PO:'reproduc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31]; &quot;} that is not participating in a &quot;; [.E31]; &quot;.&quot;)" office:value-type="string" office:string-value="A {PO:'reproductive bud'} that is not participating in a {GO:'bud dormancy process'}." calcext:value-type="string">
            <text:p>A {PO:'reproduc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swelling reproductive bud</text:p>
          </table:table-cell>
          <table:table-cell table:style-name="ce8" office:value-type="string" calcext:value-type="string">
            <text:p>'non-dormant reproductive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32]; &quot;} that is in the &quot;; [.E32]; &quot;.&quot;)" office:value-type="string" office:string-value="A {'non-dormant reproductive bud'} that is in the {'bud swell stage'}." calcext:value-type="string">
            <text:p>A {'non-dormant reproductive bud'} that is in the {'bud swell stage'}.</text:p>
          </table:table-cell>
          <table:table-cell table:style-name="ce13" table:formula="of:=CONCATENATE([.D32]; &quot; THAT 'participates in' SOME (&quot;; CHAR(10); &quot;    &quot;; SUBSTITUTE(SUBSTITUTE(SUBSTITUTE([.E32]; &quot;{&quot;; &quot;&quot;); &quot;}&quot;; &quot;&quot;); &quot; or &quot;; &quot; OR &quot;); CHAR(10); &quot;)&quot;)" office:value-type="string" office:string-value="'non-dormant reproductive bud' THAT 'participates in' SOME (&#10;    'bud swell stage'&#10;)" calcext:value-type="string">
            <text:p>'non-dormant reproductive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breaking reproductive bud</text:p>
          </table:table-cell>
          <table:table-cell table:style-name="ce8" office:value-type="string" calcext:value-type="string">
            <text:p>'non-dormant reproductive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33]; &quot;} that is in the &quot;; [.E33]; &quot;.&quot;)" office:value-type="string" office:string-value="A {'non-dormant reproductive bud'} that is in the {'bud burst stage'}." calcext:value-type="string">
            <text:p>A {'non-dormant reproductive bud'} that is in the {'bud burst stage'}.</text:p>
          </table:table-cell>
          <table:table-cell table:style-name="ce13" table:formula="of:=CONCATENATE([.D33]; &quot; THAT 'participates in' SOME (&quot;; CHAR(10); &quot;    &quot;; SUBSTITUTE(SUBSTITUTE(SUBSTITUTE([.E33]; &quot;{&quot;; &quot;&quot;); &quot;}&quot;; &quot;&quot;); &quot; or &quot;; &quot; OR &quot;); CHAR(10); &quot;)&quot;)" office:value-type="string" office:string-value="'non-dormant reproductive bud' THAT 'participates in' SOME (&#10;    'bud burst stage'&#10;)" calcext:value-type="string">
            <text:p>'non-dormant reproductive bud' THAT 'participates in' SOME (</text:p>
            <text:p>    'bud burs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non-dormant reproductive bud or fresh flower</text:p>
          </table:table-cell>
          <table:table-cell table:style-name="ce8" office:value-type="string" calcext:value-type="string">
            <text:p>PO:'reproductive shoot system'</text:p>
          </table:table-cell>
          <table:table-cell table:style-name="ce8" table:number-columns-repeated="2"/>
          <table:table-cell table:style-name="ce7" office:value-type="string" calcext:value-type="string">
            <text:p>'non-dormant reproductive bud' OR 'fresh flower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fresh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fresh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not yet completed {floral organ senescence}; that is, it has at least one {non-dormant reproductive bud or fresh flower}.</text:p>
          </table:table-cell>
          <table:table-cell table:style-name="ce7" office:value-type="string" calcext:value-type="string">
            <text:p>'inflorescence' AND 'has part' SOME 'non-dormant reproductive bud or fresh flower'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fresh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7]; &quot;} that is in the &quot;; [.E37]; &quot;.&quot;)" office:value-type="string" office:string-value="A {'fresh flower'} that is in the {'unopened flower stage'}." calcext:value-type="string">
            <text:p>A {'fresh flower'} that is in the {'unopened flower stage'}.</text:p>
          </table:table-cell>
          <table:table-cell table:style-name="ce13" table:formula="of:=CONCATENATE([.D37]; &quot; THAT 'participates in' SOME (&quot;; CHAR(10); &quot;    &quot;; SUBSTITUTE(SUBSTITUTE(SUBSTITUTE([.E37]; &quot;{&quot;; &quot;&quot;); &quot;}&quot;; &quot;&quot;); &quot; or &quot;; &quot; OR &quot;); CHAR(10); &quot;)&quot;)" office:value-type="string" office:string-value="'fresh flower' THAT 'participates in' SOME (&#10;    'unopened flower stage'&#10;)" calcext:value-type="string">
            <text:p>'fresh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fresh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8]; &quot;} that is in the &quot;; [.E38]; &quot;.&quot;)" office:value-type="string" office:string-value="A {'fresh flower'} that is in the {'open flower stage'}." calcext:value-type="string">
            <text:p>A {'fresh flower'} that is in the {'open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fresh flower' THAT 'participates in' SOME (&#10;    'open flower stage'&#10;)" calcext:value-type="string">
            <text:p>'fresh flower' THAT 'participates in' SOME (</text:p>
            <text:p>    'open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9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2" table:formula="of:=CONCATENATE(&quot;An {&quot;; [.D39]; &quot;} that is in the &quot;; [.E39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PO:'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40]; &quot;} that is in the &quot;; [.E40]; &quot;.&quot;)" office:value-type="string" office:string-value="A {PO:'fruit'} that is in the {PO:'fruit ripening stage'}." calcext:value-type="string">
            <text:p>A {PO:'fruit'} that is in the {PO:'fruit ripening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PO:'fruit' THAT 'participates in' SOME (&#10;    PO:'fruit ripening stage'&#10;)" calcext:value-type="string">
            <text:p>PO:'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41]; &quot;} that is in the &quot;; [.E41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41]; &quot; THAT 'participates in' SOME (&quot;; CHAR(10); &quot;    &quot;; SUBSTITUTE(SUBSTITUTE(SUBSTITUTE([.E41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42]; &quot;} that is in the &quot;; [.E42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42]; &quot; THAT 'participates in' SOME (&quot;; CHAR(10); &quot;    &quot;; SUBSTITUTE(SUBSTITUTE(SUBSTITUTE([.E42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45]; &quot;} that is in the &quot;; [.E45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45]; &quot; THAT 'participates in' SOME (&quot;; CHAR(10); &quot;    &quot;; SUBSTITUTE(SUBSTITUTE(SUBSTITUTE([.E45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46]; &quot;} that is in the &quot;; [.E46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46]; &quot; THAT 'participates in' SOME (&quot;; CHAR(10); &quot;    &quot;; SUBSTITUTE(SUBSTITUTE(SUBSTITUTE([.E46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48]; &quot;} that is in the &quot;; [.E48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48]; &quot; THAT 'participates in' SOME (&quot;; CHAR(10); &quot;    &quot;; SUBSTITUTE(SUBSTITUTE(SUBSTITUTE([.E48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49]; &quot;} that is in the &quot;; [.E49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49]; &quot; THAT 'participates in' SOME (&quot;; CHAR(10); &quot;    &quot;; SUBSTITUTE(SUBSTITUTE(SUBSTITUTE([.E49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50]; &quot;} that is in the &quot;; [.E50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50]; &quot; THAT 'participates in' SOME (&quot;; CHAR(10); &quot;    &quot;; SUBSTITUTE(SUBSTITUTE(SUBSTITUTE([.E50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7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166380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6:39:39.032880291</dc:date>
    <dc:creator>Brian </dc:creator>
    <meta:editing-duration>P28DT2H59M58S</meta:editing-duration>
    <meta:editing-cycles>277</meta:editing-cycles>
    <meta:generator>LibreOffice/5.1.4.2$Linux_X86_64 LibreOffice_project/10m0$Build-2</meta:generator>
    <meta:document-statistic meta:table-count="1" meta:cell-count="296" meta:object-count="0"/>
    <meta:user-defined meta:name=""/>
  </office:meta>
</office:document-meta>
</file>